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4pt"/>
    </style:style>
    <style:style style:name="co2" style:family="table-column">
      <style:table-column-properties fo:break-before="auto" style:column-width="94.39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92.1pt"/>
    </style:style>
    <style:style style:name="co5" style:family="table-column">
      <style:table-column-properties fo:break-before="auto" style:column-width="115.26pt"/>
    </style:style>
    <style:style style:name="co6" style:family="table-column">
      <style:table-column-properties fo:break-before="auto" style:column-width="101.34pt"/>
    </style:style>
    <style:style style:name="co7" style:family="table-column">
      <style:table-column-properties fo:break-before="auto" style:column-width="237.2pt"/>
    </style:style>
    <style:style style:name="co8" style:family="table-column">
      <style:table-column-properties fo:break-before="auto" style:column-width="206.3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valuation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lanner</text:p>
          </table:table-cell>
          <table:table-cell office:value-type="string" calcext:value-type="string">
            <text:p>Mean success rate</text:p>
          </table:table-cell>
          <table:table-cell office:value-type="string" calcext:value-type="string">
            <text:p>Mean collisions</text:p>
          </table:table-cell>
          <table:table-cell office:value-type="string" calcext:value-type="string">
            <text:p>Mean time outs</text:p>
          </table:table-cell>
          <table:table-cell office:value-type="string" calcext:value-type="string">
            <text:p>Mean time</text:p>
          </table:table-cell>
          <table:table-cell office:value-type="string" calcext:value-type="string">
            <text:p>Mean distance travelled</text:p>
          </table:table-cell>
          <table:table-cell office:value-type="string" calcext:value-type="string">
            <text:p>Mean reward</text:p>
          </table:table-cell>
          <table:table-cell office:value-type="string" calcext:value-type="string">
            <text:p>Mean computation time per second simulation time</text:p>
          </table:table-cell>
          <table:table-cell office:value-type="string" calcext:value-type="string">
            <text:p>Mean computation per local planner iteration</text:p>
          </table:table-cell>
          <table:table-cell office:value-type="string" calcext:value-type="string">
            <text:p>Mean model distribution</text:p>
          </table:table-cell>
        </table:table-row>
        <table:table-row table:style-name="ro1">
          <table:table-cell office:value-type="string" calcext:value-type="string">
            <text:p>rlca_only</text:p>
          </table:table-cell>
          <table:table-cell office:value-type="float" office:value="0.223333333333333" calcext:value-type="float">
            <text:p>0.223333333333333</text:p>
          </table:table-cell>
          <table:table-cell office:value-type="float" office:value="0.683333333333333" calcext:value-type="float">
            <text:p>0.683333333333333</text:p>
          </table:table-cell>
          <table:table-cell table:formula="of:=1-[.B2]-[.C2]" office:value-type="float" office:value="0.0933333333333339" calcext:value-type="float">
            <text:p>0.093333333333334</text:p>
          </table:table-cell>
          <table:table-cell office:value-type="float" office:value="45.1044776119403" calcext:value-type="float">
            <text:p>45.1044776119403</text:p>
          </table:table-cell>
          <table:table-cell office:value-type="float" office:value="10.4211940298507" calcext:value-type="float">
            <text:p>10.4211940298507</text:p>
          </table:table-cell>
          <table:table-cell office:value-type="float" office:value="-0.0725262094205591" calcext:value-type="float">
            <text:p>-0.072526209420559</text:p>
          </table:table-cell>
          <table:table-cell office:value-type="float" office:value="241.377569885221" calcext:value-type="float">
            <text:p>241.377569885221</text:p>
          </table:table-cell>
          <table:table-cell office:value-type="float" office:value="1.92709812593323" calcext:value-type="float">
            <text:p>1.92709812593323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mpc_only</text:p>
          </table:table-cell>
          <table:table-cell office:value-type="float" office:value="0.356666666666667" calcext:value-type="float">
            <text:p>0.356666666666667</text:p>
          </table:table-cell>
          <table:table-cell office:value-type="float" office:value="0.64" calcext:value-type="float">
            <text:p>0.64</text:p>
          </table:table-cell>
          <table:table-cell table:formula="of:=1-[.B3]-[.C3]" office:value-type="float" office:value="0.00333333333333297" calcext:value-type="float">
            <text:p>0.003333333333333</text:p>
          </table:table-cell>
          <table:table-cell office:value-type="float" office:value="53.2336448598131" calcext:value-type="float">
            <text:p>53.2336448598131</text:p>
          </table:table-cell>
          <table:table-cell office:value-type="float" office:value="10.2579439252336" calcext:value-type="float">
            <text:p>10.2579439252336</text:p>
          </table:table-cell>
          <table:table-cell office:value-type="float" office:value="0.0772500392322401" calcext:value-type="float">
            <text:p>0.07725003923224</text:p>
          </table:table-cell>
          <table:table-cell office:value-type="float" office:value="923.877220739449" calcext:value-type="float">
            <text:p>923.877220739449</text:p>
          </table:table-cell>
          <table:table-cell office:value-type="float" office:value="67.7282131821091" calcext:value-type="float">
            <text:p>67.7282131821091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teb_only</text:p>
          </table:table-cell>
          <table:table-cell office:value-type="float" office:value="0.68" calcext:value-type="float">
            <text:p>0.68</text:p>
          </table:table-cell>
          <table:table-cell office:value-type="float" office:value="0.32" calcext:value-type="float">
            <text:p>0.32</text:p>
          </table:table-cell>
          <table:table-cell table:formula="of:=1-[.B4]-[.C4]" office:value-type="float" office:value="0" calcext:value-type="float">
            <text:p>0</text:p>
          </table:table-cell>
          <table:table-cell office:value-type="float" office:value="36.2205882352941" calcext:value-type="float">
            <text:p>36.2205882352941</text:p>
          </table:table-cell>
          <table:table-cell office:value-type="float" office:value="11.1365196078431" calcext:value-type="float">
            <text:p>11.1365196078431</text:p>
          </table:table-cell>
          <table:table-cell office:value-type="float" office:value="0.882543225738639" calcext:value-type="float">
            <text:p>0.882543225738639</text:p>
          </table:table-cell>
          <table:table-cell office:value-type="float" office:value="329.994131086115" calcext:value-type="float">
            <text:p>329.994131086115</text:p>
          </table:table-cell>
          <table:table-cell office:value-type="float" office:value="7.95919861162732" calcext:value-type="float">
            <text:p>7.95919861162732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teb_dyn_obst_only</text:p>
          </table:table-cell>
          <table:table-cell office:value-type="float" office:value="0.586666666666667" calcext:value-type="float">
            <text:p>0.586666666666667</text:p>
          </table:table-cell>
          <table:table-cell office:value-type="float" office:value="0.413333333333333" calcext:value-type="float">
            <text:p>0.413333333333333</text:p>
          </table:table-cell>
          <table:table-cell table:formula="of:=1-[.B5]-[.C5]" office:value-type="float" office:value="0" calcext:value-type="float">
            <text:p>0</text:p>
          </table:table-cell>
          <table:table-cell office:value-type="float" office:value="37.46875" calcext:value-type="float">
            <text:p>37.46875</text:p>
          </table:table-cell>
          <table:table-cell office:value-type="float" office:value="10.8403977272727" calcext:value-type="float">
            <text:p>10.8403977272727</text:p>
          </table:table-cell>
          <table:table-cell office:value-type="float" office:value="0.653266989183908" calcext:value-type="float">
            <text:p>0.653266989183908</text:p>
          </table:table-cell>
          <table:table-cell office:value-type="float" office:value="371.060613591779" calcext:value-type="float">
            <text:p>371.060613591779</text:p>
          </table:table-cell>
          <table:table-cell office:value-type="float" office:value="12.0329092551254" calcext:value-type="float">
            <text:p>12.0329092551254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dwa_only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0.72" calcext:value-type="float">
            <text:p>0.72</text:p>
          </table:table-cell>
          <table:table-cell table:formula="of:=1-[.B6]-[.C6]" office:value-type="float" office:value="0.046666666666667" calcext:value-type="float">
            <text:p>0.046666666666667</text:p>
          </table:table-cell>
          <table:table-cell office:value-type="float" office:value="31.9357142857143" calcext:value-type="float">
            <text:p>31.9357142857143</text:p>
          </table:table-cell>
          <table:table-cell office:value-type="float" office:value="8.84842857142857" calcext:value-type="float">
            <text:p>8.84842857142857</text:p>
          </table:table-cell>
          <table:table-cell office:value-type="float" office:value="-0.0679705748736171" calcext:value-type="float">
            <text:p>-0.067970574873617</text:p>
          </table:table-cell>
          <table:table-cell office:value-type="float" office:value="374.118221288041" calcext:value-type="float">
            <text:p>374.118221288041</text:p>
          </table:table-cell>
          <table:table-cell office:value-type="float" office:value="12.5319176264372" calcext:value-type="float">
            <text:p>12.5319176264372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arena_ros_only</text:p>
          </table:table-cell>
          <table:table-cell office:value-type="float" office:value="0.273333333333333" calcext:value-type="float">
            <text:p>0.273333333333333</text:p>
          </table:table-cell>
          <table:table-cell office:value-type="float" office:value="0.713333333333333" calcext:value-type="float">
            <text:p>0.713333333333333</text:p>
          </table:table-cell>
          <table:table-cell table:formula="of:=1-[.B7]-[.C7]" office:value-type="float" office:value="0.013333333333334" calcext:value-type="float">
            <text:p>0.013333333333334</text:p>
          </table:table-cell>
          <table:table-cell office:value-type="float" office:value="62.7926829268293" calcext:value-type="float">
            <text:p>62.7926829268293</text:p>
          </table:table-cell>
          <table:table-cell office:value-type="float" office:value="17.735" calcext:value-type="float">
            <text:p>17.735</text:p>
          </table:table-cell>
          <table:table-cell office:value-type="float" office:value="-0.381472579858161" calcext:value-type="float">
            <text:p>-0.381472579858161</text:p>
          </table:table-cell>
          <table:table-cell office:value-type="float" office:value="130.680610865942" calcext:value-type="float">
            <text:p>130.680610865942</text:p>
          </table:table-cell>
          <table:table-cell office:value-type="float" office:value="0.479376706920686" calcext:value-type="float">
            <text:p>0.479376706920686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drl_only</text:p>
          </table:table-cell>
          <table:table-cell office:value-type="float" office:value="0.713333333333333" calcext:value-type="float">
            <text:p>0.713333333333333</text:p>
          </table:table-cell>
          <table:table-cell office:value-type="float" office:value="0.166666666666667" calcext:value-type="float">
            <text:p>0.166666666666667</text:p>
          </table:table-cell>
          <table:table-cell table:formula="of:=1-[.B8]-[.C8]" office:value-type="float" office:value="0.12" calcext:value-type="float">
            <text:p>0.12</text:p>
          </table:table-cell>
          <table:table-cell office:value-type="float" office:value="59.7359813084112" calcext:value-type="float">
            <text:p>59.7359813084112</text:p>
          </table:table-cell>
          <table:table-cell office:value-type="float" office:value="18.7242990654206" calcext:value-type="float">
            <text:p>18.7242990654206</text:p>
          </table:table-cell>
          <table:table-cell office:value-type="float" office:value="0.537078710369564" calcext:value-type="float">
            <text:p>0.537078710369564</text:p>
          </table:table-cell>
          <table:table-cell office:value-type="float" office:value="241.662447219206" calcext:value-type="float">
            <text:p>241.662447219206</text:p>
          </table:table-cell>
          <table:table-cell office:value-type="float" office:value="1.41789758318074" calcext:value-type="float">
            <text:p>1.41789758318074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teb_drl4_rule07_nn13_16+d_mixed_5M_2</text:p>
          </table:table-cell>
          <table:table-cell office:value-type="float" office:value="0.84" calcext:value-type="float">
            <text:p>0.84</text:p>
          </table:table-cell>
          <table:table-cell office:value-type="float" office:value="0.123333333333333" calcext:value-type="float">
            <text:p>0.123333333333333</text:p>
          </table:table-cell>
          <table:table-cell table:formula="of:=1-[.B9]-[.C9]" office:value-type="float" office:value="0.036666666666667" calcext:value-type="float">
            <text:p>0.036666666666667</text:p>
          </table:table-cell>
          <table:table-cell office:value-type="float" office:value="45.9595238095238" calcext:value-type="float">
            <text:p>45.9595238095238</text:p>
          </table:table-cell>
          <table:table-cell office:value-type="float" office:value="14.0955158730159" calcext:value-type="float">
            <text:p>14.0955158730159</text:p>
          </table:table-cell>
          <table:table-cell office:value-type="float" office:value="0.456833633030142" calcext:value-type="float">
            <text:p>0.456833633030142</text:p>
          </table:table-cell>
          <table:table-cell office:value-type="float" office:value="356.01319254716" calcext:value-type="float">
            <text:p>356.01319254716</text:p>
          </table:table-cell>
          <table:table-cell office:value-type="float" office:value="4.56544248973296" calcext:value-type="float">
            <text:p>4.56544248973296</text:p>
          </table:table-cell>
          <table:table-cell office:value-type="string" calcext:value-type="string">
            <text:p>[0.49503008 0.50496992]</text:p>
          </table:table-cell>
        </table:table-row>
        <table:table-row table:style-name="ro1">
          <table:table-cell office:value-type="string" calcext:value-type="string">
            <text:p>teb_drl4_rule06_nn7_fx3_10M</text:p>
          </table:table-cell>
          <table:table-cell office:value-type="float" office:value="0.736666666666667" calcext:value-type="float">
            <text:p>0.736666666666667</text:p>
          </table:table-cell>
          <table:table-cell office:value-type="float" office:value="0.17" calcext:value-type="float">
            <text:p>0.17</text:p>
          </table:table-cell>
          <table:table-cell table:formula="of:=1-[.B10]-[.C10]" office:value-type="float" office:value="0.093333333333333" calcext:value-type="float">
            <text:p>0.093333333333333</text:p>
          </table:table-cell>
          <table:table-cell office:value-type="float" office:value="49.8" calcext:value-type="float">
            <text:p>49.8</text:p>
          </table:table-cell>
          <table:table-cell office:value-type="float" office:value="15.3034389140271" calcext:value-type="float">
            <text:p>15.3034389140271</text:p>
          </table:table-cell>
          <table:table-cell office:value-type="float" office:value="0.495786930806657" calcext:value-type="float">
            <text:p>0.495786930806657</text:p>
          </table:table-cell>
          <table:table-cell office:value-type="float" office:value="331.409162932956" calcext:value-type="float">
            <text:p>331.409162932956</text:p>
          </table:table-cell>
          <table:table-cell office:value-type="float" office:value="2.61208686316941" calcext:value-type="float">
            <text:p>2.61208686316941</text:p>
          </table:table-cell>
          <table:table-cell office:value-type="string" calcext:value-type="string">
            <text:p>[0.82118156 0.17881844]</text:p>
          </table:table-cell>
        </table:table-row>
        <table:table-row table:style-name="ro1">
          <table:table-cell office:value-type="string" calcext:value-type="string">
            <text:p>teb_drl4_rule06_nn22_fx3_mixed_5M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193333333333333" calcext:value-type="float">
            <text:p>0.193333333333333</text:p>
          </table:table-cell>
          <table:table-cell table:formula="of:=1-[.B11]-[.C11]" office:value-type="float" office:value="0.0133333333333339" calcext:value-type="float">
            <text:p>0.013333333333334</text:p>
          </table:table-cell>
          <table:table-cell office:value-type="float" office:value="42.3441176470588" calcext:value-type="float">
            <text:p>42.3441176470588</text:p>
          </table:table-cell>
          <table:table-cell office:value-type="float" office:value="12.8331932773109" calcext:value-type="float">
            <text:p>12.8331932773109</text:p>
          </table:table-cell>
          <table:table-cell office:value-type="float" office:value="0.711161092906477" calcext:value-type="float">
            <text:p>0.711161092906477</text:p>
          </table:table-cell>
          <table:table-cell office:value-type="float" office:value="362.310532791004" calcext:value-type="float">
            <text:p>362.310532791004</text:p>
          </table:table-cell>
          <table:table-cell office:value-type="float" office:value="4.9092944855184" calcext:value-type="float">
            <text:p>4.9092944855184</text:p>
          </table:table-cell>
          <table:table-cell office:value-type="string" calcext:value-type="string">
            <text:p>[0.45462537 0.54537463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18:47:35.714046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01-24T18:48:32.837307071</dc:date>
    <meta:editing-duration>PT1M29S</meta:editing-duration>
    <meta:editing-cycles>2</meta:editing-cycles>
    <meta:document-statistic meta:table-count="1" meta:cell-count="110" meta:object-count="0"/>
  </office:meta>
</office:document-meta>
</file>